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e450" officeooo:paragraph-rsid="0012e450"/>
    </style:style>
    <style:style style:name="P2" style:family="paragraph" style:parent-style-name="Standard" style:list-style-name="L1">
      <style:text-properties officeooo:rsid="0012e450" officeooo:paragraph-rsid="0012e450"/>
    </style:style>
    <style:style style:name="P3" style:family="paragraph" style:parent-style-name="Standard" style:list-style-name="L2">
      <style:text-properties officeooo:rsid="0012e450" officeooo:paragraph-rsid="0012e450"/>
    </style:style>
    <style:style style:name="P4" style:family="paragraph" style:parent-style-name="Standard" style:list-style-name="L2">
      <style:text-properties officeooo:paragraph-rsid="001d2ad9"/>
    </style:style>
    <style:style style:name="P5" style:family="paragraph" style:parent-style-name="Standard" style:list-style-name="L2">
      <style:text-properties officeooo:rsid="0014dc59" officeooo:paragraph-rsid="0014dc59"/>
    </style:style>
    <style:style style:name="P6" style:family="paragraph" style:parent-style-name="Standard" style:list-style-name="L2">
      <style:text-properties officeooo:rsid="00160c83" officeooo:paragraph-rsid="00160c83"/>
    </style:style>
    <style:style style:name="P7" style:family="paragraph" style:parent-style-name="Standard" style:list-style-name="L2">
      <style:text-properties officeooo:rsid="0017b319" officeooo:paragraph-rsid="0017b319"/>
    </style:style>
    <style:style style:name="P8" style:family="paragraph" style:parent-style-name="Standard" style:list-style-name="L2">
      <style:text-properties officeooo:rsid="00194f7d" officeooo:paragraph-rsid="00194f7d"/>
    </style:style>
    <style:style style:name="P9" style:family="paragraph" style:parent-style-name="Standard" style:list-style-name="L2">
      <style:text-properties officeooo:rsid="001d429c" officeooo:paragraph-rsid="001d429c"/>
    </style:style>
    <style:style style:name="P10" style:family="paragraph" style:parent-style-name="Standard" style:list-style-name="L2">
      <style:text-properties officeooo:rsid="001e82b7" officeooo:paragraph-rsid="001e942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7b319"/>
    </style:style>
    <style:style style:name="T3" style:family="text">
      <style:text-properties officeooo:rsid="001d2ad9"/>
    </style:style>
    <style:style style:name="T4" style:family="text">
      <style:text-properties fo:font-variant="normal" fo:text-transform="none" fo:color="#000000" style:font-name="Times New Roman1" fo:letter-spacing="normal" fo:font-style="normal"/>
    </style:style>
    <style:style style:name="T5" style:family="text">
      <style:text-properties officeooo:rsid="00203a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ks</text:span>:</text:p>
      <text:p text:style-name="P1"/>
      <text:list xml:id="list7391929842849430373" text:style-name="L1">
        <text:list-item>
          <text:p text:style-name="P2">http://es.wikipedia.org/wiki/Almacén_de_datos</text:p>
        </text:list-item>
      </text:list>
      <text:list xml:id="list1576767496789773718" text:style-name="L2">
        <text:list-item>
          <text:p text:style-name="P3"><text:a xlink:type="simple" xlink:href="http://www.1keydata.com/datawarehousing/data-warehouse-definition.html">http://www.1keydata.com/datawarehousing/data-warehouse-definition.html</text:a></text:p>
        </text:list-item>
        <text:list-item>
          <text:p text:style-name="P4"><text:a xlink:type="simple" xlink:href="http://dssresources.com/dsstypes/ddss.html"><text:span text:style-name="T3">http://dssresources.com/dsstypes/ddss.html</text:span></text:a><text:span text:style-name="T3"> (</text:span><text:span text:style-name="T4">Data-Driven DSS Resources</text:span><text:span text:style-name="T3">)</text:span></text:p>
        </text:list-item>
        <text:list-item>
          <text:p text:style-name="P4"><text:a xlink:type="simple" xlink:href="http://dssresources.com/faq/index.php?action=artikel&amp;id=45"><text:span text:style-name="T3">http://dssresources.com/faq/index.php?action=artikel&amp;id=45</text:span></text:a><text:span text:style-name="T3"> </text:span>(Is a Data Warehouse a DSS? What is a star schema?)</text:p>
        </text:list-item>
        <text:list-item>
          <text:p text:style-name="P5"><text:a xlink:type="simple" xlink:href="https://santacruzramos.wikispaces.com/1.2+Bases+de+datos+multidimensionales+(BDM">https://santacruzramos.wikispaces.com/1.2+Bases+de+datos+multidimensionales+(BDM</text:a>). (modelo multidimensional)</text:p>
        </text:list-item>
        <text:list-item>
          <text:p text:style-name="P5"><text:a xlink:type="simple" xlink:href="http://es.wikipedia.org/wiki/Esquema_en_estrella">http://es.wikipedia.org/wiki/Esquema_en_estrella</text:a></text:p>
        </text:list-item>
        <text:list-item>
          <text:p text:style-name="P5"><text:a xlink:type="simple" xlink:href="http://es.wikipedia.org/wiki/Esquema_en_copo_de_nieve">http://es.wikipedia.org/wiki/Esquema_en_copo_de_nieve</text:a></text:p>
        </text:list-item>
        <text:list-item>
          <text:p text:style-name="P5"><text:a xlink:type="simple" xlink:href="http://es.wikipedia.org/wiki/Sistemas_de_soporte_a_decisiones">http://es.wikipedia.org/wiki/Sistemas_de_soporte_a_decisiones</text:a></text:p>
        </text:list-item>
        <text:list-item>
          <text:p text:style-name="P5"><text:a xlink:type="simple" xlink:href="http://es.wikipedia.org/wiki/Tabla_de_hechos">http://es.wikipedia.org/wiki/Tabla_de_hechos</text:a></text:p>
        </text:list-item>
        <text:list-item>
          <text:p text:style-name="P5"><text:a xlink:type="simple" xlink:href="http://es.wikipedia.org/wiki/Tabla_de_dimensión">http://es.wikipedia.org/wiki/Tabla_de_dimensión</text:a></text:p>
        </text:list-item>
        <text:list-item>
          <text:p text:style-name="P6"><text:a xlink:type="simple" xlink:href="http://www-01.ibm.com/support/knowledgecenter/SS9UM9_8.1.0/com.ibm.datatools.dimensional.ui.doc/topics/c_dm_dimschemas.html?lang=es">http://www-01.ibm.com/support/knowledgecenter/SS9UM9_8.1.0/com.ibm.datatools.dimensional.ui.doc/topics/c_dm_dimschemas.html?lang=es</text:a> <text:span text:style-name="T2">(esquemas dimensionales)</text:span></text:p>
        </text:list-item>
        <text:list-item>
          <text:p text:style-name="P7"><text:a xlink:type="simple" xlink:href="http://www.dataprix.net/node/16678">http://www.dataprix.net/node/16678</text:a> (ejemplo modelado estrella)</text:p>
        </text:list-item>
        <text:list-item>
          <text:p text:style-name="P8"><text:a xlink:type="simple" xlink:href="http://www.slideshare.net/armandorob/data-warehouse-bases-datos-2">http://www.slideshare.net/armandorob/data-warehouse-bases-datos-2</text:a> (saque un poco de información para el esquema copo de nieve)</text:p>
        </text:list-item>
        <text:list-item>
          <text:p text:style-name="P9"><text:a xlink:type="simple" xlink:href="http://haciendocubos.com/2007/07/02/la-dimensin-tiempo/">http://haciendocubos.com/2007/07/02/la-dimensin-tiempo/</text:a> (tomé información sobre la dimensión tiempo)</text:p>
        </text:list-item>
        <text:list-item>
          <text:p text:style-name="P10"><text:a xlink:type="simple" xlink:href="http://datawarehouse.es.tl/Ventajas-y-desventajas.htm">http://datawarehouse.es.tl/Ventajas-y-desventajas.htm</text:a> (ventajas y desventajas de<text:span text:style-name="T5">l</text:span> D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3-19T19:44:19.758109449</meta:creation-date>
    <meta:generator>LibreOffice/4.1.3.2$Linux_X86_64 LibreOffice_project/410m0$Build-2</meta:generator>
    <dc:date>2015-03-29T21:58:34.175168551</dc:date>
    <meta:editing-duration>P0D</meta:editing-duration>
    <meta:editing-cycles>8</meta:editing-cycles>
    <dc:creator>javier </dc:creator>
    <meta:document-statistic meta:table-count="0" meta:image-count="0" meta:object-count="0" meta:page-count="1" meta:paragraph-count="16" meta:word-count="74" meta:character-count="1206" meta:non-whitespace-character-count="1163"/>
  </office:meta>
</office:document-meta>
</file>